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7320000041E1CD0504E2ABE78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6.02cm" svg:x="-0.012cm" svg:y="2.476cm">
          <draw:image xlink:href="Pictures/10000201000007320000041E1CD0504E2ABE78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8:20:35.656026986</meta:creation-date>
    <dc:date>2017-11-01T18:21:25.662931676</dc:date>
    <meta:editing-duration>PT50S</meta:editing-duration>
    <meta:editing-cycles>1</meta:editing-cycles>
    <meta:document-statistic meta:object-count="24"/>
    <meta:generator>LibreOffice/5.3.1.2$Linux_x86 LibreOffice_project/30m0$Build-2</meta:generator>
  </office:meta>
</office:document-meta>
</file>